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1e1" officeooo:paragraph-rsid="0019b1e1"/>
    </style:style>
    <style:style style:name="P2" style:family="paragraph" style:parent-style-name="Standard" style:list-style-name="L1">
      <style:text-properties officeooo:rsid="0019b1e1" officeooo:paragraph-rsid="0019b1e1"/>
    </style:style>
    <style:style style:name="P3" style:family="paragraph" style:parent-style-name="Standard">
      <style:text-properties fo:color="#800080" fo:font-weight="bold" officeooo:rsid="0019b1e1" officeooo:paragraph-rsid="0019b1e1" style:font-weight-asian="bold" style:font-weight-complex="bold"/>
    </style:style>
    <style:style style:name="P4" style:family="paragraph" style:parent-style-name="Standard">
      <style:text-properties officeooo:rsid="0019b1e1" officeooo:paragraph-rsid="0019b1e1" fo:background-color="#fff200"/>
    </style:style>
    <style:style style:name="P5" style:family="paragraph" style:parent-style-name="Standard">
      <style:text-properties style:font-name="Calibri" officeooo:rsid="0019b1e1" officeooo:paragraph-rsid="0019b1e1"/>
    </style:style>
    <style:style style:name="P6" style:family="paragraph" style:parent-style-name="Standard">
      <style:paragraph-properties fo:text-align="center" style:justify-single-word="false"/>
      <style:text-properties fo:color="#158466" style:font-name="Calibri" fo:font-size="16pt" style:text-underline-style="solid" style:text-underline-width="auto" style:text-underline-color="font-color" fo:font-weight="bold" officeooo:rsid="0019b1e1" officeooo:paragraph-rsid="0019b1e1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alibri"/>
    </style:style>
    <style:style style:name="T3" style:family="text">
      <style:text-properties style:font-name="Calibri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4" style:family="text">
      <style:text-properties style:font-name="Calibri" fo:background-color="#fff200" loext:char-shading-value="0"/>
    </style:style>
    <style:style style:name="T5" style:family="text">
      <style:text-properties style:font-name="Calibri" officeooo:rsid="001b921e" fo:background-color="#fff200" loext:char-shading-value="0"/>
    </style:style>
    <style:style style:name="T6" style:family="text">
      <style:text-properties style:font-name="Calibri" fo:font-style="italic" fo:background-color="#fff200" loext:char-shading-value="0" style:font-style-asian="italic" style:font-style-complex="italic"/>
    </style:style>
    <style:style style:name="T7" style:family="text">
      <style:text-properties style:font-name="Calibri" fo:font-style="italic" officeooo:rsid="001b921e" fo:background-color="#fff200" loext:char-shading-value="0" style:font-style-asian="italic" style:font-style-complex="italic"/>
    </style:style>
    <style:style style:name="T8" style:family="text">
      <style:text-properties style:font-name="Calibri" officeooo:rsid="001b921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sible Installation</text:p>
      <text:p text:style-name="P5"/>
      <text:p text:style-name="P5">The below RPMs were needed to successfully install Ansible in NetApp server.</text:p>
      <text:p text:style-name="P1"/>
      <text:list xml:id="list2073855297" text:style-name="L1">
        <text:list-item>
          <text:p text:style-name="P2">ansible-2.8.4-1.el7.ans.noarch</text:p>
        </text:list-item>
        <text:list-item>
          <text:p text:style-name="P2">cpp-4.8.5-36.el7.x86_64</text:p>
        </text:list-item>
        <text:list-item>
          <text:p text:style-name="P2">gcc-4.8.5-36.el7.x86_64</text:p>
        </text:list-item>
        <text:list-item>
          <text:p text:style-name="P2">glibc-2.17-260.el7.x86_64</text:p>
        </text:list-item>
        <text:list-item>
          <text:p text:style-name="P2">glibc-common-2.17-260.el7.x86_64</text:p>
        </text:list-item>
        <text:list-item>
          <text:p text:style-name="P2">glibc-headers-2.17-260.el7.x86_64</text:p>
        </text:list-item>
        <text:list-item>
          <text:p text:style-name="P2">kernel-headers-3.10.0-957.el7.x86_64</text:p>
        </text:list-item>
        <text:list-item>
          <text:p text:style-name="P2">libgcc-4.8.5-36.el7.x86_64</text:p>
        </text:list-item>
        <text:list-item>
          <text:p text:style-name="P2">libgomp-4.8.5-36.el7.x86_64</text:p>
        </text:list-item>
        <text:list-item>
          <text:p text:style-name="P2">libmpc-1.0.1-3.el7.x86_64</text:p>
        </text:list-item>
        <text:list-item>
          <text:p text:style-name="P2">libtomcrypt-1.17-26.el7.x86_64</text:p>
        </text:list-item>
        <text:list-item>
          <text:p text:style-name="P2">libtommath-0.42.0-6.el7.x86_64</text:p>
        </text:list-item>
        <text:list-item>
          <text:p text:style-name="P2">libtommath-1.0-8.el7.x86_64</text:p>
        </text:list-item>
        <text:list-item>
          <text:p text:style-name="P2">libyaml-0.1.4-11.el7_0.x86_64</text:p>
        </text:list-item>
        <text:list-item>
          <text:p text:style-name="P2">mpfr-3.1.1-4.el7.x86_64</text:p>
        </text:list-item>
        <text:list-item>
          <text:p text:style-name="P2">python2-crypto-2.6.1-15.el7.x86_64</text:p>
        </text:list-item>
        <text:list-item>
          <text:p text:style-name="P2">python2-cryptography-1.7.2-1.el7.x86_64</text:p>
        </text:list-item>
        <text:list-item>
          <text:p text:style-name="P2">python2-ecdsa-0.13-10.el7.noarch</text:p>
        </text:list-item>
        <text:list-item>
          <text:p text:style-name="P2">python2-jmespath-0.9.0-3.el7.noarch</text:p>
        </text:list-item>
        <text:list-item>
          <text:p text:style-name="P2">python2-pip-8.1.2-10.el7.noarch</text:p>
        </text:list-item>
        <text:list-item>
          <text:p text:style-name="P2">python2-pyasn1-0.1.9-7.el7.noarch</text:p>
        </text:list-item>
        <text:list-item>
          <text:p text:style-name="P2">python2-simplejson-3.10.0-2.el7.x86_64</text:p>
        </text:list-item>
        <text:list-item>
          <text:p text:style-name="P2">python-babel-0.9.6-8.el7.noarch</text:p>
        </text:list-item>
        <text:list-item>
          <text:p text:style-name="P2">python-cffi-1.6.0-5.el7.x86_64</text:p>
        </text:list-item>
        <text:list-item>
          <text:p text:style-name="P2">python-enum34-1.0.4-1.el7.noarch</text:p>
        </text:list-item>
        <text:list-item>
          <text:p text:style-name="P2">python-httplib2-0.9.2-1.el7.noarch</text:p>
        </text:list-item>
        <text:list-item>
          <text:p text:style-name="P2">python-httpretty-0.8.3-2.el7.noarch</text:p>
        </text:list-item>
        <text:list-item>
          <text:p text:style-name="P2">python-idna-2.4-1.el7.noarch</text:p>
        </text:list-item>
        <text:list-item>
          <text:p text:style-name="P2">python-jinja2-2.7.2-2.el7.noarch</text:p>
        </text:list-item>
        <text:list-item>
          <text:p text:style-name="P2">python-keyczar-0.71c-2.el7.noarch</text:p>
        </text:list-item>
        <text:list-item>
          <text:p text:style-name="P2">python-markupsafe-0.11-10.el7.x86_64</text:p>
        </text:list-item>
        <text:list-item>
          <text:p text:style-name="P2">python-pip-8.1.2-1.el7.noarch</text:p>
        </text:list-item>
        <text:list-item>
          <text:p text:style-name="P2">python-ply-3.4-11.el7.noarch</text:p>
        </text:list-item>
        <text:list-item>
          <text:p text:style-name="P2">python-pycparser-2.14-1.el7.noarch</text:p>
        </text:list-item>
        <text:list-item>
          <text:p text:style-name="P2">python-setuptools-0.9.8-7.el7.noarch</text:p>
        </text:list-item>
        <text:list-item>
          <text:p text:style-name="P2">PyYAML-3.10-11.el7.x86_64</text:p>
        </text:list-item>
        <text:list-item>
          <text:p text:style-name="P2">sshpass-1.06-2.el7.x86_64</text:p>
        </text:list-item>
      </text:list>
      <text:p text:style-name="P1"/>
      <text:p text:style-name="P5">They were installed using the below command</text:p>
      <text:p text:style-name="P1"/>
      <text:p text:style-name="P3">rpm -ivh /home/op_2150/AnsibleRPMs/*.rpm --force</text:p>
      <text:p text:style-name="P1"/>
      <text:p text:style-name="P5">The aforementioned command had installed all the RPMs listed above and as well as Ansible.</text:p>
      <text:p text:style-name="P1"/>
      <text:p text:style-name="P1"><text:soft-page-break/></text:p>
      <text:p text:style-name="P1"><text:span text:style-name="T13"/></text:p>
      <text:p text:style-name="P1"><text:span text:style-name="T3">Note</text:span><text:span text:style-name="T4">: Setup tools must be greater than 11.3. Hence, we must download setup tools </text:span><text:span text:style-name="T6">v41.</text:span><text:span text:style-name="T7">2</text:span><text:span text:style-name="T4"> from </text:span><text:a xlink:type="simple" xlink:href="https://files.pythonhosted.org/packages/d9/ca/7279974e489e8b65003fe618a1a741d6350227fa2bf48d16be76c7422423/setuptools-41.2.0.zip" office:name="SetUp Tools v41.2" text:style-name="Internet_20_link" text:visited-style-name="Visited_20_Internet_20_Link"><text:span text:style-name="T4">here</text:span></text:a><text:span text:style-name="T4"> and install it using </text:span></text:p>
      <text:p text:style-name="P4"/>
      <text:p text:style-name="P3">sudo pip install --upgrade /path/to/setup-tools.zip</text:p>
      <text:p text:style-name="P1"/>
      <text:p text:style-name="P1"><text:span text:style-name="T2">Upon installation</text:span>, <text:span text:style-name="T10">ansible --version</text:span> <text:span text:style-name="T2">should output the version number. Otherwise, it would throw an error </text:span><text:span text:style-name="T8">saying it needs setup tools version to be greater than v11.3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2:12:35.346000000</meta:creation-date>
    <dc:date>2019-08-27T12:25:51.763000000</dc:date>
    <meta:editing-duration>PT1M15S</meta:editing-duration>
    <meta:editing-cycles>1</meta:editing-cycles>
    <meta:document-statistic meta:table-count="0" meta:image-count="0" meta:object-count="0" meta:page-count="2" meta:paragraph-count="45" meta:word-count="169" meta:character-count="1779" meta:non-whitespace-character-count="1694"/>
    <meta:generator>LibreOffice/6.1.2.1$Windows_X86_64 LibreOffice_project/65905a128db06ba48db947242809d14d3f9a93fe</meta:generator>
  </office:meta>
</office:document-meta>
</file>